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DomParser.parse( String systemId , InputStream stream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DomParser.getConfig( Properties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mlDomParser.HtmlDomParser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